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StreamFiel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Field.compareTo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Field.is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Field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Fiel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Field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Field.getTyp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Field.getTyp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Field.setOffs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StreamField.ObjectStreamField( java . lang . String var0 , java . lang . Class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